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9E8DC07C.png" manifest:media-type="image/png"/>
  <manifest:file-entry manifest:full-path="Pictures/1000000100000640000003842E723B32.png" manifest:media-type="image/png"/>
  <manifest:file-entry manifest:full-path="Pictures/100000010000064000000384301F975A.png" manifest:media-type="image/png"/>
  <manifest:file-entry manifest:full-path="Pictures/100000010000064000000384FB43D4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00d5" officeooo:paragraph-rsid="000500d5" style:font-size-asian="17.5pt" style:font-size-complex="20pt"/>
    </style:style>
    <style:style style:name="P2" style:family="paragraph" style:parent-style-name="Standard">
      <style:text-properties fo:font-size="14pt" officeooo:rsid="000500d5" officeooo:paragraph-rsid="000500d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.6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9cm, 0cm, 0cm, 1.6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2cm, 0.346cm, 0cm, 1.5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77cm, 0.938cm, 0cm, 1.7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ing Exp 4</text:p>
      <text:p text:style-name="Standard"/>
      <text:p text:style-name="Standard"/>
      <text:p text:style-name="P2"><text:span text:style-name="T1">Task:</text:span> Create a gmail like interface to see your emails</text:p>
      <text:p text:style-name="Standard"><draw:frame draw:style-name="fr4" draw:name="Image1" text:anchor-type="char" svg:x="0.721cm" svg:y="0.674cm" svg:width="15.901cm" svg:height="8.888cm" draw:z-index="0"><draw:image xlink:href="Pictures/100000010000064000000384FB43D44E.png" xlink:type="simple" xlink:show="embed" xlink:actuate="onLoad" draw:mime-type="image/png"/></draw:frame></text:p>
      <text:p text:style-name="Standard"><draw:frame draw:style-name="fr3" draw:name="Image2" text:anchor-type="char" svg:x="0.642cm" svg:y="9.37cm" svg:width="16.219cm" svg:height="8.902cm" draw:z-index="1"><draw:image xlink:href="Pictures/100000010000064000000384301F97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669cm" svg:y="0.318cm" svg:width="16.332cm" svg:height="9.245cm" draw:z-index="2"><draw:image xlink:href="Pictures/1000000100000640000003842E723B32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x="0.669cm" svg:y="0cm" svg:width="16.332cm" svg:height="9.562cm" draw:z-index="3"><draw:image xlink:href="Pictures/1000000100000640000003849E8DC0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5:28:31.752518740</meta:creation-date>
    <dc:date>2025-10-27T15:58:18.310465606</dc:date>
    <meta:editing-duration>PT14M10S</meta:editing-duration>
    <meta:editing-cycles>1</meta:editing-cycles>
    <meta:document-statistic meta:table-count="0" meta:image-count="4" meta:object-count="0" meta:page-count="3" meta:paragraph-count="2" meta:word-count="13" meta:character-count="69" meta:non-whitespace-character-count="58"/>
    <meta:generator>LibreOffice/24.2.7.2$Linux_X86_64 LibreOffice_project/420$Build-2</meta:generator>
  </office:meta>
</office:document-meta>
</file>